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1.8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Постановка задачи</text:p>
          </table:table-cell>
          <table:table-cell office:value-type="float" office:value="0">
            <text:p>0</text:p>
          </table:table-cell>
          <table:table-cell table:formula="of:=1.4*[.D1]" office:value-type="float" office:value="1.4">
            <text:p>1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Сбор материалов и анализ</text:p>
            <text:p>существующих разработок</text:p>
          </table:table-cell>
          <table:table-cell table:formula="of:=[.C1]" office:value-type="float" office:value="1.4">
            <text:p>1,4</text:p>
          </table:table-cell>
          <table:table-cell table:formula="of:=1.4*[.D2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Подбор литературы</text:p>
          </table:table-cell>
          <table:table-cell table:formula="of:=[.B2]+[.C2]" office:value-type="float" office:value="4.2">
            <text:p>4,2</text:p>
          </table:table-cell>
          <table:table-cell table:formula="of:=1.4*[.D3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Определение требований к системе</text:p>
          </table:table-cell>
          <table:table-cell table:formula="of:=[.B3]+[.C3]" office:value-type="float" office:value="7">
            <text:p>7</text:p>
          </table:table-cell>
          <table:table-cell table:formula="of:=1.4*[.D4]" office:value-type="float" office:value="4.2">
            <text:p>4,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Определение стадий, этапов и сроков</text:p>
            <text:p>разработки САПР</text:p>
          </table:table-cell>
          <table:table-cell table:formula="of:=[.B4]+[.C4]" office:value-type="float" office:value="11.2">
            <text:p>11,2</text:p>
          </table:table-cell>
          <table:table-cell table:formula="of:=1.4*[.D5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Анализ схожих программных средств</text:p>
          </table:table-cell>
          <table:table-cell table:formula="of:=[.B5]+[.C5]" office:value-type="float" office:value="14">
            <text:p>14</text:p>
          </table:table-cell>
          <table:table-cell table:formula="of:=1.4*[.D6]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Разработка функциональной</text:p>
            <text:p>схемы программы</text:p>
          </table:table-cell>
          <table:table-cell table:formula="of:=[.B6]+[.C6]" office:value-type="float" office:value="21">
            <text:p>21</text:p>
          </table:table-cell>
          <table:table-cell table:formula="of:=1.4*[.D7]" office:value-type="float" office:value="16.8">
            <text:p>16,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Разработка структуры программы</text:p>
            <text:p>по подсистемам</text:p>
          </table:table-cell>
          <table:table-cell table:formula="of:=[.B7]+[.C7]" office:value-type="float" office:value="37.8">
            <text:p>37,8</text:p>
          </table:table-cell>
          <table:table-cell table:formula="of:=1.4*[.D8]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Документирование</text:p>
          </table:table-cell>
          <table:table-cell table:formula="of:=[.B8]+[.C8]" office:value-type="float" office:value="44.8">
            <text:p>44,8</text:p>
          </table:table-cell>
          <table:table-cell table:formula="of:=1.4*[.D9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Выбор инструментальных средств</text:p>
          </table:table-cell>
          <table:table-cell table:formula="of:=[.B9]+[.C9]" office:value-type="float" office:value="47.6">
            <text:p>47,6</text:p>
          </table:table-cell>
          <table:table-cell table:formula="of:=1.4*[.D10]" office:value-type="float" office:value="1.4">
            <text:p>1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Определение форматов</text:p>
            <text:p>хранения данных</text:p>
          </table:table-cell>
          <table:table-cell table:formula="of:=[.B10]+[.C10]" office:value-type="float" office:value="49">
            <text:p>49</text:p>
          </table:table-cell>
          <table:table-cell table:formula="of:=1.4*[.D11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Определение свойств и требований</text:p>
            <text:p>к аппаратному обеспечению</text:p>
          </table:table-cell>
          <table:table-cell table:formula="of:=[.B11]+[.C11]" office:value-type="float" office:value="51.8">
            <text:p>51,8</text:p>
          </table:table-cell>
          <table:table-cell table:formula="of:=1.4*[.D12]" office:value-type="float" office:value="1.4">
            <text:p>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table:formula="of:=[.B12]+[.C12]" office:value-type="float" office:value="53.2">
            <text:p>53,2</text:p>
          </table:table-cell>
          <table:table-cell table:formula="of:=1.4*[.D13]" office:value-type="float" office:value="44.8">
            <text:p>44,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table:formula="of:=[.B13]+[.C13]" office:value-type="float" office:value="98">
            <text:p>98</text:p>
          </table:table-cell>
          <table:table-cell table:formula="of:=1.4*[.D14]" office:value-type="float" office:value="16.8">
            <text:p>16,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Разработка программной</text:p>
            <text:p>документации</text:p>
          </table:table-cell>
          <table:table-cell table:formula="of:=[.B14]+[.C14]" office:value-type="float" office:value="114.8">
            <text:p>114,8</text:p>
          </table:table-cell>
          <table:table-cell table:formula="of:=1.4*[.D15]" office:value-type="float" office:value="8.4">
            <text:p>8,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Согласование и утверждение</text:p>
            <text:p>работоспособности системы</text:p>
          </table:table-cell>
          <table:table-cell table:formula="of:=[.B15]+[.C15]" office:value-type="float" office:value="123.2">
            <text:p>123,2</text:p>
          </table:table-cell>
          <table:table-cell table:formula="of:=1.4*[.D16]" office:value-type="float" office:value="5.6">
            <text:p>5,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Опытная эксплуатация</text:p>
          </table:table-cell>
          <table:table-cell table:formula="of:=[.B16]+[.C16]" office:value-type="float" office:value="128.8">
            <text:p>128,8</text:p>
          </table:table-cell>
          <table:table-cell table:formula="of:=1.4*[.D17]"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Анализ данных, полученных в результате</text:p>
            <text:p>эксплуатации</text:p>
          </table:table-cell>
          <table:table-cell table:formula="of:=[.B17]+[.C17]" office:value-type="float" office:value="142.8">
            <text:p>142,8</text:p>
          </table:table-cell>
          <table:table-cell table:formula="of:=1.4*[.D18]" office:value-type="float" office:value="4.2">
            <text:p>4,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Корректировка технической документации</text:p>
            <text:p>по результатам испытаний</text:p>
          </table:table-cell>
          <table:table-cell table:formula="of:=[.B18]+[.C18]" office:value-type="float" office:value="147">
            <text:p>147</text:p>
          </table:table-cell>
          <table:table-cell table:formula="of:=1.4*[.D19]" office:value-type="float" office:value="2.8">
            <text:p>2,8</text:p>
          </table:table-cell>
          <table:table-cell office:value-type="float" office:value="2">
            <text:p>2</text:p>
          </table:table-cell>
        </table:table-row>
        <table:table-row table:style-name="ro2">
          <table:table-cell>
            <draw:frame table:end-cell-address="Лист1.H58" table:end-x="0.264cm" table:end-y="0.257cm" draw:z-index="0" draw:style-name="gr1" draw:text-style-name="P1" svg:width="25.305cm" svg:height="16.209cm" svg:x="0.36cm" svg:y="0.208cm">
              <draw:object draw:notify-on-update-of-ranges="Лист1.A1:Лист1.A19 Лист1.B1:Лист1.B19 Лист1.C1:Лист1.C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6.04.2014</text:date>, <text:time>13:50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Schekotov</meta:initial-creator>
    <meta:creation-date>2014-04-06T13:24:01</meta:creation-date>
    <dc:date>2014-04-06T13:50:17</dc:date>
    <dc:creator>Mike Schekotov</dc:creator>
    <meta:editing-duration>PT10M5S</meta:editing-duration>
    <meta:editing-cycles>2</meta:editing-cycles>
    <meta:generator>OpenOffice/4.0.1$Unix OpenOffice.org_project/401m5$Build-9714</meta:generator>
    <meta:document-statistic meta:table-count="3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50" chart:origin="0" chart:interval-major="1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06cm" svg:height="16.21cm" xlink:href=".." xlink:type="simple" chart:class="chart:bar" chart:style-name="ch1">
        <chart:plot-area chart:style-name="ch2" table:cell-range-address="Лист1.A1:Лист1.C19" chart:data-source-has-labels="column" svg:x="0.956cm" svg:y="1.431cm" svg:width="23.338cm" svg:height="14.035cm">
          <chartooo:coordinate-region svg:x="8.007cm" svg:y="2.079cm" svg:width="16.007cm" svg:height="13.325cm"/>
          <chart:axis chart:dimension="x" chart:name="primary-x" chart:style-name="ch3" chartooo:axis-type="text">
            <chart:categories table:cell-range-address="Лист1.A1:Лист1.A1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1:Лист1.B19" chart:class="chart:bar">
            <chart:data-point chart:repeated="19"/>
          </chart:series>
          <chart:series chart:style-name="ch7" chart:values-cell-range-address="Лист1.C1:Лист1.C1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Постановка задачи</text:p>
                <draw:g>
                  <svg:desc>Лист1.A1:Лист1.A19</svg:desc>
                </draw:g>
              </table:table-cell>
              <table:table-cell office:value-type="float" office:value="0">
                <text:p>0</text:p>
                <draw:g>
                  <svg:desc>Лист1.B1:Лист1.B19</svg:desc>
                </draw:g>
              </table:table-cell>
              <table:table-cell office:value-type="float" office:value="1.4">
                <text:p>1.4</text:p>
                <draw:g>
                  <svg:desc>Лист1.C1:Лист1.C19</svg:desc>
                </draw:g>
              </table:table-cell>
            </table:table-row>
            <table:table-row>
              <table:table-cell office:value-type="string">
                <text:p>Сбор материалов и анализ
существующих разработок</text:p>
              </table:table-cell>
              <table:table-cell office:value-type="float" office:value="1.4">
                <text:p>1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Подбор литературы</text:p>
              </table:table-cell>
              <table:table-cell office:value-type="float" office:value="4.2">
                <text:p>4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Определение требований к системе</text:p>
              </table:table-cell>
              <table:table-cell office:value-type="float" office:value="7">
                <text:p>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Определение стадий, этапов и сроков
разработки САПР</text:p>
              </table:table-cell>
              <table:table-cell office:value-type="float" office:value="11.2">
                <text:p>11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Анализ схожих программных средств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Разработка функциональной
схемы программы</text:p>
              </table:table-cell>
              <table:table-cell office:value-type="float" office:value="21">
                <text:p>2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Разработка структуры программы
по подсистемам</text:p>
              </table:table-cell>
              <table:table-cell office:value-type="float" office:value="37.8">
                <text:p>3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Документирование</text:p>
              </table:table-cell>
              <table:table-cell office:value-type="float" office:value="44.8">
                <text:p>44.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Выбор инструментальных средств</text:p>
              </table:table-cell>
              <table:table-cell office:value-type="float" office:value="47.6">
                <text:p>47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Определение форматов
хранения данных</text:p>
              </table:table-cell>
              <table:table-cell office:value-type="float" office:value="49">
                <text:p>4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Определение свойств и требований
к аппаратному обеспечению</text:p>
              </table:table-cell>
              <table:table-cell office:value-type="float" office:value="51.8">
                <text:p>51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Программирование</text:p>
              </table:table-cell>
              <table:table-cell office:value-type="float" office:value="53.2">
                <text:p>53.2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Тестирование и отладка</text:p>
              </table:table-cell>
              <table:table-cell office:value-type="float" office:value="98">
                <text:p>9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Разработка программной
документации</text:p>
              </table:table-cell>
              <table:table-cell office:value-type="float" office:value="114.8">
                <text:p>114.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Согласование и утверждение
работоспособности системы</text:p>
              </table:table-cell>
              <table:table-cell office:value-type="float" office:value="123.2">
                <text:p>123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Опытная эксплуатация</text:p>
              </table:table-cell>
              <table:table-cell office:value-type="float" office:value="128.8">
                <text:p>12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Анализ данных, полученных в результате
эксплуатации</text:p>
              </table:table-cell>
              <table:table-cell office:value-type="float" office:value="142.8">
                <text:p>142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Корректировка технической документации
по результатам испытаний</text:p>
              </table:table-cell>
              <table:table-cell office:value-type="float" office:value="147">
                <text:p>147</text:p>
              </table:table-cell>
              <table:table-cell office:value-type="float" office:value="2.8">
                <text:p>2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